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language="en" fo:country="US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fo:language="en" fo:country="US"/>
    </style:style>
  </office:automatic-styles>
  <office:body>
    <office:text text:use-soft-page-breaks="true">
      <text:p text:style-name="P1">I.I.S. Giovanni Cena</text:p>
      <text:p text:style-name="P2">Via Dora Baltea, 3, 10015 Ivrea TO</text:p>
      <text:p text:style-name="P3">Email: contatti@iiscena.it – Tel. 0125-641570</text:p>
      <text:p text:style-name="P4">Partita Iva e Codice Fiscale 93026410014</text:p>
      <text:p text:style-name="Standard"/>
      <text:p text:style-name="Standard"/>
      <text:p text:style-name="Standard"/>
      <text:p text:style-name="P5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<text:s/>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utente utente</dc:creator>
    <meta:creation-date>2025-02-20T11:43:00Z</meta:creation-date>
    <dc:date>2025-02-20T11:43:00Z</dc:date>
    <meta:template xlink:href="Normal.dotm" xlink:type="simple"/>
    <meta:editing-cycles>2</meta:editing-cycles>
    <meta:editing-duration>PT120S</meta:editing-duration>
    <meta:document-statistic meta:page-count="1" meta:paragraph-count="2" meta:word-count="181" meta:character-count="1217" meta:row-count="8" meta:non-whitespace-character-count="1038"/>
  </office:meta>
</office:document-meta>
</file>